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2ffe" officeooo:paragraph-rsid="00072ffe"/>
    </style:style>
    <style:style style:name="P2" style:family="paragraph" style:parent-style-name="Standard">
      <style:text-properties officeooo:rsid="00072ffe" officeooo:paragraph-rsid="000aad0a"/>
    </style:style>
    <style:style style:name="P3" style:family="paragraph" style:parent-style-name="Standard">
      <style:text-properties officeooo:rsid="00083138" officeooo:paragraph-rsid="00083138"/>
    </style:style>
    <style:style style:name="P4" style:family="paragraph" style:parent-style-name="Standard">
      <style:text-properties officeooo:rsid="000aad0a" officeooo:paragraph-rsid="000aad0a"/>
    </style:style>
    <style:style style:name="P5" style:family="paragraph" style:parent-style-name="Standard">
      <style:text-properties officeooo:rsid="000c410b" officeooo:paragraph-rsid="000c410b"/>
    </style:style>
    <style:style style:name="P6" style:family="paragraph" style:parent-style-name="Standard">
      <style:text-properties officeooo:rsid="000aad0a" officeooo:paragraph-rsid="000aad0a"/>
    </style:style>
    <style:style style:name="P7" style:family="paragraph" style:parent-style-name="Standard">
      <style:text-properties officeooo:rsid="000e2995" officeooo:paragraph-rsid="000e2995"/>
    </style:style>
    <style:style style:name="P8" style:family="paragraph" style:parent-style-name="Standard">
      <style:text-properties officeooo:rsid="00072ffe" officeooo:paragraph-rsid="00072ffe"/>
    </style:style>
    <style:style style:name="P9" style:family="paragraph" style:parent-style-name="Standard">
      <style:text-properties officeooo:rsid="00104989" officeooo:paragraph-rsid="00104989"/>
    </style:style>
    <style:style style:name="P10" style:family="paragraph" style:parent-style-name="Standard">
      <style:paragraph-properties fo:text-align="center" style:justify-single-word="false"/>
      <style:text-properties officeooo:rsid="00104989" officeooo:paragraph-rsid="00104989"/>
    </style:style>
    <style:style style:name="T1" style:family="text">
      <style:text-properties officeooo:rsid="0008e867"/>
    </style:style>
    <style:style style:name="T2" style:family="text">
      <style:text-properties officeooo:rsid="000e2995"/>
    </style:style>
    <style:style style:name="T3" style:family="text">
      <style:text-properties officeooo:rsid="000fd2fb"/>
    </style:style>
    <style:style style:name="T4" style:family="text">
      <style:text-properties officeooo:rsid="00104989"/>
    </style:style>
    <style:style style:name="fr1" style:family="graphic" style:parent-style-name="OLE">
      <style:graphic-properties style:run-through="foreground" style:wrap="dynamic" style:number-wrapped-paragraphs="no-limit" style:wrap-contour="false" style:vertical-pos="top" style:vertical-rel="paragraph" style:horizontal-pos="center" style:horizontal-rel="paragraph" draw:ole-draw-aspect="1"/>
    </style:style>
    <style:style style:name="fr2" style:family="graphic" style:parent-style-name="OLE">
      <style:graphic-properties style:run-through="foreground" style:wrap="none"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384</text:p>
      <text:p text:style-name="P1">Assignment 1</text:p>
      <text:p text:style-name="P1"/>
      <text:p text:style-name="P3">Rui Peng</text:p>
      <text:p text:style-name="P3">1002003477</text:p>
      <text:p text:style-name="P3">c5pengru</text:p>
      <text:p text:style-name="P1"/>
      <text:p text:style-name="P1"/>
      <text:p text:style-name="P1">Q1.</text:p>
      <text:p text:style-name="P1"/>
      <text:p text:style-name="P1">(a) Manhattan distance heuristic performs better.</text:p>
      <text:p text:style-name="P1"/>
      <text:p text:style-name="P1">(b) </text:p>
      <text:p text:style-name="P10"><draw:frame draw:style-name="fr1" draw:name="Object1" text:anchor-type="paragraph" svg:width="5.8736in" svg:height="3.3035in" draw:z-index="0"><draw:object xlink:href="./Object 1" xlink:type="simple" xlink:show="embed" xlink:actuate="onLoad"/><draw:image xlink:href="./ObjectReplacements/Object 1" xlink:type="simple" xlink:show="embed" xlink:actuate="onLoad"/></draw:frame>original plot</text:p>
      <text:p text:style-name="P7"><draw:frame draw:style-name="fr2" draw:name="Object2" text:anchor-type="paragraph" svg:width="5.3638in" svg:height="3.0083in" draw:z-index="1"><draw:object xlink:href="./Object 2" xlink:type="simple" xlink:show="embed" xlink:actuate="onLoad"/><draw:image xlink:href="./ObjectReplacements/Object 2" xlink:type="simple" xlink:show="embed" xlink:actuate="onLoad"/></draw:frame></text:p>
      <text:p text:style-name="P10">log-log plot</text:p>
      <text:p text:style-name="P9"><text:soft-page-break/>From log-log plot, we roughly know #nodes_misplaced will grow exponentially as #nodes_manhattan.</text:p>
      <text:p text:style-name="P9"/>
      <text:p text:style-name="P9"/>
      <text:p text:style-name="P1">Q2</text:p>
      <text:p text:style-name="P1"/>
      <text:p text:style-name="P2">(a) </text:p>
      <text:p text:style-name="P4">1) Both heuristics are admissible.</text:p>
      <text:p text:style-name="P4">2) <text:span text:style-name="T2">Both heuristics are admissible. Actually this case is the same as each package with 10000 gram weight in original problem.</text:span></text:p>
      <text:p text:style-name="P1"/>
      <text:p text:style-name="P1">(b) No. Since all states under the same problem specification share the same location map, it's of little use to distinguish states from each other.</text:p>
      <text:p text:style-name="P1"/>
      <text:p text:style-name="P1">(c) No. This is redundant information <text:span text:style-name="T1">for representing the </text:span>state, hence not necessary.</text:p>
      <text:p text:style-name="P1"/>
      <text:p text:style-name="P1">(d)</text:p>
      <text:p text:style-name="P4">1) No. More legal successors won't affect the completeness and optimality.</text:p>
      <text:p text:style-name="P4">2) <text:span text:style-name="T4">Yes. We can know for sure dropping off first can have at least as good result in earning as picking up first, so we can block picking up in this case as a way of pruning less optimal path. Less nodes will be expanded hence resulting in higher efficiency.</text:span></text:p>
      <text:p text:style-name="P4"/>
      <text:p text:style-name="P5">(e) <text:span text:style-name="T3">No. Suppose Job1 can be picked up at locA but that job pays fixed amount as long as it's delivered before 1140, the courier might as well just do other more profitable jobs first so that he can potentially earn more money.</text:span></text:p>
      <text:p text:style-name="P5"/>
      <text:p text:style-name="P5">(f) <text:span text:style-name="T4">When new state is about to be put to OPEN, we compare two states, if everything but the time is same and the new state has later time, we won't put the new state to OPEN since we know it's not optim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8T21:28:12.650871712</meta:creation-date>
    <dc:date>2015-02-09T17:11:36.310593773</dc:date>
    <meta:editing-duration>PT3M56S</meta:editing-duration>
    <meta:editing-cycles>2</meta:editing-cycles>
    <meta:generator>LibreOffice/4.2.3.3$Linux_X86_64 LibreOffice_project/420m0$Build-3</meta:generator>
    <meta:document-statistic meta:table-count="0" meta:image-count="0" meta:object-count="2" meta:page-count="2" meta:paragraph-count="22" meta:word-count="245" meta:character-count="1385" meta:non-whitespace-character-count="11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4.918cm" svg:height="8.39cm" xlink:href="." xlink:type="simple" chart:class="chart:scatter" chart:style-name="ch1">
        <chart:plot-area chart:style-name="ch2" chart:data-source-has-labels="row" svg:x="0.748cm" svg:y="0.803cm" svg:width="13.574cm" svg:height="7cm">
          <chartooo:coordinate-region svg:x="2.11cm" svg:y="1.002cm" svg:width="11.84cm" svg:height="6.154cm"/>
          <chart:axis chart:dimension="x" chart:name="primary-x" chart:style-name="ch3">
            <chart:grid chart:style-name="ch4" chart:class="major"/>
          </chart:axis>
          <chart:axis chart:dimension="y" chart:name="primary-y" chart:style-name="ch3">
            <chart:grid chart:style-name="ch4" chart:class="major"/>
          </chart:axis>
          <chart:series chart:style-name="ch5" chart:values-cell-range-address="local-table.$C$2:.$C$6" chart:label-cell-address="local-table.$B$1" chart:class="chart:scatter">
            <chart:domain table:cell-range-address="local-table.$B$2:.$B$6"/>
            <chart:data-point chart:repeated="5"/>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12">
                <text:p>12</text:p>
              </table:table-cell>
              <table:table-cell office:value-type="float" office:value="14">
                <text:p>14</text:p>
              </table:table-cell>
            </table:table-row>
            <table:table-row>
              <table:table-cell office:value-type="string">
                <text:p>2</text:p>
              </table:table-cell>
              <table:table-cell office:value-type="float" office:value="19">
                <text:p>19</text:p>
              </table:table-cell>
              <table:table-cell office:value-type="float" office:value="41">
                <text:p>41</text:p>
              </table:table-cell>
            </table:table-row>
            <table:table-row>
              <table:table-cell office:value-type="string">
                <text:p>3</text:p>
              </table:table-cell>
              <table:table-cell office:value-type="float" office:value="42">
                <text:p>42</text:p>
              </table:table-cell>
              <table:table-cell office:value-type="float" office:value="110">
                <text:p>110</text:p>
              </table:table-cell>
            </table:table-row>
            <table:table-row>
              <table:table-cell office:value-type="string">
                <text:p>4</text:p>
              </table:table-cell>
              <table:table-cell office:value-type="float" office:value="79">
                <text:p>79</text:p>
              </table:table-cell>
              <table:table-cell office:value-type="float" office:value="3386">
                <text:p>3386</text:p>
              </table:table-cell>
            </table:table-row>
            <table:table-row>
              <table:table-cell office:value-type="string">
                <text:p>5</text:p>
              </table:table-cell>
              <table:table-cell office:value-type="float" office:value="4037">
                <text:p>4037</text:p>
              </table:table-cell>
              <table:table-cell office:value-type="float" office:value="319374">
                <text:p>3193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3.624cm" svg:height="7.64cm" xlink:href="." xlink:type="simple" chart:class="chart:scatter" chart:style-name="ch1">
        <chart:plot-area chart:style-name="ch2" chart:data-source-has-labels="row" svg:x="0.722cm" svg:y="0.743cm" svg:width="12.358cm" svg:height="6.325cm">
          <chartooo:coordinate-region svg:x="1.158cm" svg:y="0.942cm" svg:width="11.828cm" svg:height="5.479cm"/>
          <chart:axis chart:dimension="x" chart:name="primary-x" chart:style-name="ch3"/>
          <chart:axis chart:dimension="y" chart:name="primary-y" chart:style-name="ch3">
            <chart:grid chart:style-name="ch4" chart:class="major"/>
          </chart:axis>
          <chart:series chart:style-name="ch5" chart:values-cell-range-address="local-table.$C$2:.$C$6" chart:label-cell-address="local-table.$B$1" chart:class="chart:scatter">
            <chart:domain table:cell-range-address="local-table.$B$2:.$B$6"/>
            <chart:data-point chart:repeated="5"/>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1.07918124604762">
                <text:p>1.07918124604762</text:p>
              </table:table-cell>
              <table:table-cell office:value-type="float" office:value="1.14612803567824">
                <text:p>1.14612803567824</text:p>
              </table:table-cell>
            </table:table-row>
            <table:table-row>
              <table:table-cell office:value-type="string">
                <text:p>2</text:p>
              </table:table-cell>
              <table:table-cell office:value-type="float" office:value="1.27875360095283">
                <text:p>1.27875360095283</text:p>
              </table:table-cell>
              <table:table-cell office:value-type="float" office:value="1.61278385671974">
                <text:p>1.61278385671974</text:p>
              </table:table-cell>
            </table:table-row>
            <table:table-row>
              <table:table-cell office:value-type="string">
                <text:p>3</text:p>
              </table:table-cell>
              <table:table-cell office:value-type="float" office:value="1.6232492903979">
                <text:p>1.6232492903979</text:p>
              </table:table-cell>
              <table:table-cell office:value-type="float" office:value="2.04139268515822">
                <text:p>2.04139268515822</text:p>
              </table:table-cell>
            </table:table-row>
            <table:table-row>
              <table:table-cell office:value-type="string">
                <text:p>4</text:p>
              </table:table-cell>
              <table:table-cell office:value-type="float" office:value="1.89762709129044">
                <text:p>1.89762709129044</text:p>
              </table:table-cell>
              <table:table-cell office:value-type="float" office:value="3.52968695377292">
                <text:p>3.52968695377292</text:p>
              </table:table-cell>
            </table:table-row>
            <table:table-row>
              <table:table-cell office:value-type="string">
                <text:p>5</text:p>
              </table:table-cell>
              <table:table-cell office:value-type="float" office:value="3.60605874941031">
                <text:p>3.60605874941031</text:p>
              </table:table-cell>
              <table:table-cell office:value-type="float" office:value="5.50429955765049">
                <text:p>5.504299557650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